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llbackPatternTests.styleLocalTime( String property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eTimeFormattingTests.clean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eTimeFormattingTests.testBindMonthInAnyC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eTimeBean.setLocalDateTime( LocalDateTime localDate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Bean.getStyleLocalDateWithFallback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FormattingTests.testBindLocalDateWithSpecific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eTimeFormattingTests.testBindLocalDateAnnotatedWith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eTimeBean.setLocalTime( LocalTime local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Bean.getIsoLocalDa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FormattingTests.testBindYearMonthAnnotated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eTimeFormattingTests.testBindYearMon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eTimeBean.getPatternLocalDateWithFallback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FormattingTests.testBindLocalDateTimeFromJavaUtilCalend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eTimeBean.setDuration( Duration d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Bean.setIsoLocalDateTime( LocalDateTime isoLocalDate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FormattingTests.testBindNestedLocalDateAnnot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eTimeBean.setYearMonth( YearMonth yearMon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Bean.getInsta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FormattingTests.testBindInstantFromJavaUtil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ateTimeBean.getStyleLocalDa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llbackPatternTests.styleLocalDate( String property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eTimeFormattingTests.testBindLocalDateFromJavaUtilCalend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eTimeBean.setPeriod( Period peri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Bean.getY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FormattingTests.testBindPatternLocalDa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eTimeBean.getIsoLocalDateTimeWithFallback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FormattingTests.testBindD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eTimeBean.setIsoLocalDateTimeWithFallbackPatterns( LocalDateTime isoLocalDateTimeWithFallback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FormattingTests.testBindLocalDat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eTimeBean.setStyleLocalTime( LocalTime styleLocal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FormattingTests.testBindLocalDateAnnot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eTimeFormattingTests.testBindLocal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eTimeFormattingTests.testBindISOTimeWithZ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eTimeFormattingTests.testBindInstantAnnot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eTimeFormattingTests.testBindLocalDateWithSpecificForma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eTimeBean.setYear( Year ye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Bean.getYearMonthAnnotated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Bean.get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Bean.getPeri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FormattingTests.testBindDateTimeOverfl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eTimeBean.getMonthDayAnnotated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Bean.setYearMonthAnnotatedPattern( YearMonth yearMonthAnnotated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FormattingTests.setup( DateTimeFormatterRegistrar registr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ateTimeBean.setLocalDate( LocalDate local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FormattingTests.testBindDateTimeWithSpecific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ateTimeBean.getYearMon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Bean.getIsoLocal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Bean.setMonthDayAnnotatedPattern( MonthDay monthDayAnnotated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FormattingTests.isoLocalDateWithInvalid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ateTimeBean.getStyleLocal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Bean.getStyleLocalTimeWithFallback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FormattingTests.testBindMonthD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eTimeFormattingTests.testBindISO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eTimeFormattingTests.testBindLocalDateWithIS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eTimeBean.setStyleLocalDate( LocalDate styleLocal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FormattingTests.testBindPeri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eTimeFormattingTests.testBindISO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eTimeFormattingTests.testBindY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eTimeBean.getLocal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FormattingTests.testBindLocalTimeAnnot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llbackPatternTests.patternLocalDateWithUnsupported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ateTimeBean.getPatternLocalDa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FormattingTests.testBindISODateTimeWithZ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eTimeFormattingTests.testBindMonthDayAnnotated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eTimeFormattingTests.testBindLocalDa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eTimeBean.getLocal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Bean.setPatternLocalDateWithFallbackPatterns( LocalDate patternLocalDateWithFallback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FormattingTests.testBindLocalDateAnnotatedWithDirectFieldAccessAnd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eTimeBean.setStyleInstant( Instant styleInsta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Bean.getIsoLocal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FormattingTests.testBindISODa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eTimeBean.setStyleLocalDateWithFallbackPatterns( LocalDate styleLocalDateWithFallback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Bean.setPatternLocalDateTime( LocalDateTime patternLocalDate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FormattingTests.testBindLocalTimeWithSpecific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eTimeBean.getStyleLocal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FormattingTests.testBindLocalDateTimeAnnot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eTimeBean.getMon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FormattingTests.testBindLocalDateTimeWithIS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eTimeFormattingTests.testBindLocalTimeWithSpecificForma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eTimeBean.setStyleLocalDateTime( LocalDateTime styleLocalDate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FormattingTests.testBindLocalTimeFromJavaUtilCalend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llbackPatternTests.patternLocalDate( String property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eTimeBean.getMonthD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FormattingTests.testBindLocal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eTimeBean.setMonthDay( MonthDay monthD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Bean.setInstant( Instant insta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Formatting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eTimeFormattingTests.testBindLocalDateAnnotatedWithDirectFieldA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eTimeBean.setIsoLocalTime( LocalTime isoLocal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Bean.getD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Bean.getLocalDa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Bean.setStyleLocalTimeWithFallbackPatterns( LocalTime styleLocalTimeWithFallback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Bean.getStyleInsta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Bean.setIsoLocalDate( LocalDate isoLocal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FormattingTests.testBindLocalTimeWithIS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eTimeBean.setMonth( Month mon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FormattingTests.testBindInsta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eTimeFormattingTests.testBindMon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llbackPatternTests.isoLocalDateTime( String property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